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例の危険種族の集落・・・のよう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ゼリーちゃん、どこだろう？（きょろきょろ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確か、かわいすぎて危険・・・なんだっけ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立ち入り禁止に指定されるくらいですから、
心を持って行かれないように注意して
突っ切りましょ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くらなんでも、おおげさじゃないか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だって、かわいさじゃ負けてないもーん！
なんつ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危なくなったら、貫通力を高めたイオン弾で
一撃だ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進まないことには、いつまで経っても
バルカド遺跡にたどりつけ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行くぞ。</text:p>
          </table:table-cell>
          <table:table-cell table:style-name="ce0" office:value-type="string">
            <text:p>Map262</text:p>
          </table:table-cell>
          <table:table-cell table:style-name="ce0"/>
          <table:table-cell table:style-name="ce0" office:value-type="string">
            <text:p>Let's go.</text:p>
          </table:table-cell>
          <table:table-cell table:number-columns-repeated="1020"/>
        </table:table-row>
        <table:table-row>
          <table:table-cell table:style-name="ce0" office:value-type="string">
            <text:p>むむ・・・！　あそこに何かい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かして、あれが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か、くぁあわいいいいぃぃぃぃぃぃぃぃ
ぃぃぃいいいいいぃぃぃぃいぃ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あぁぁ・・・っ、こ、これはっは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、たまらないネーッ！！　ほら、こっち
おいで！！　おいで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ho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ぐはあぁっ！！　もうだめライフ0～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、あ、あ、あ！！　こっち見て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、さ、さわってもいいかな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ぐうぅ・・・っ！　ま、まさかここまでの破壊力とは
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けない・・・こ、このままではみんなこの
魔性の生き物に引き込まれてしまう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耐えなければぁ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くっ・・・ぉぉ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うだわ！　早乙女なら、こういうのに
耐性が強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即K.Oされてるーーーーーーーー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ああぁぁぁっ！！　もうだめ、あたしも
我慢できないいいいいい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ゼリーちゅわああぁぁぁぁぁぁぁん！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7+01:00</meta:creation-date>
    <dc:date>2020-02-14T11:52:5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